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81862" officeooo:paragraph-rsid="00015aed"/>
    </style:style>
    <style:style style:name="P2" style:family="paragraph" style:parent-style-name="Standard">
      <style:text-properties officeooo:rsid="00181862" officeooo:paragraph-rsid="0009038a"/>
    </style:style>
    <style:style style:name="P3" style:family="paragraph" style:parent-style-name="Standard">
      <style:text-properties officeooo:rsid="00181862" officeooo:paragraph-rsid="000df2c2"/>
    </style:style>
    <style:style style:name="P4" style:family="paragraph" style:parent-style-name="Standard">
      <style:text-properties officeooo:rsid="002079be" officeooo:paragraph-rsid="00015aed"/>
    </style:style>
    <style:style style:name="P5" style:family="paragraph" style:parent-style-name="Standard">
      <style:text-properties officeooo:rsid="002079be" officeooo:paragraph-rsid="0008e2f6"/>
    </style:style>
    <style:style style:name="P6" style:family="paragraph" style:parent-style-name="Standard">
      <style:text-properties officeooo:rsid="0022f557" officeooo:paragraph-rsid="00015aed"/>
    </style:style>
    <style:style style:name="P7" style:family="paragraph" style:parent-style-name="Standard">
      <style:paragraph-properties fo:break-before="page"/>
      <style:text-properties officeooo:rsid="002079be" officeooo:paragraph-rsid="0008e2f6"/>
    </style:style>
    <style:style style:name="P8" style:family="paragraph" style:parent-style-name="Standard">
      <style:text-properties officeooo:rsid="00260fb1" officeooo:paragraph-rsid="00015aed"/>
    </style:style>
    <style:style style:name="P9" style:family="paragraph" style:parent-style-name="Standard">
      <style:text-properties officeooo:rsid="0020f186" officeooo:paragraph-rsid="00015aed"/>
    </style:style>
    <style:style style:name="P10" style:family="paragraph" style:parent-style-name="Standard">
      <style:text-properties officeooo:rsid="0020f186" officeooo:paragraph-rsid="0009038a"/>
    </style:style>
    <style:style style:name="P11" style:family="paragraph" style:parent-style-name="Standard" style:list-style-name="L1">
      <style:text-properties officeooo:rsid="0022f557" officeooo:paragraph-rsid="00015aed"/>
    </style:style>
    <style:style style:name="T1" style:family="text">
      <style:text-properties officeooo:rsid="002810c7"/>
    </style:style>
    <style:style style:name="T2" style:family="text">
      <style:text-properties officeooo:rsid="00294cbc"/>
    </style:style>
    <style:style style:name="T3" style:family="text">
      <style:text-properties officeooo:rsid="002079be"/>
    </style:style>
    <style:style style:name="T4" style:family="text">
      <style:text-properties officeooo:rsid="00260fb1"/>
    </style:style>
    <style:style style:name="T5" style:family="text">
      <style:text-properties officeooo:rsid="0020f186"/>
    </style:style>
    <style:style style:name="T6" style:family="text">
      <style:text-properties officeooo:rsid="002464d6"/>
    </style:style>
    <style:style style:name="T7" style:family="text">
      <style:text-properties officeooo:rsid="00218488"/>
    </style:style>
    <style:style style:name="T8" style:family="text">
      <style:text-properties officeooo:rsid="00017827"/>
    </style:style>
    <style:style style:name="T9" style:family="text">
      <style:text-properties officeooo:rsid="00045bce"/>
    </style:style>
    <style:style style:name="T10" style:family="text">
      <style:text-properties officeooo:rsid="0005e839"/>
    </style:style>
    <style:style style:name="T11" style:family="text">
      <style:text-properties officeooo:rsid="00076538"/>
    </style:style>
    <style:style style:name="T12" style:family="text">
      <style:text-properties officeooo:rsid="0008e2f6"/>
    </style:style>
    <style:style style:name="T13" style:family="text">
      <style:text-properties officeooo:rsid="0009038a"/>
    </style:style>
    <style:style style:name="T14" style:family="text">
      <style:text-properties officeooo:rsid="000c2322"/>
    </style:style>
    <style:style style:name="T15" style:family="text">
      <style:text-properties officeooo:rsid="000df2c2"/>
    </style:style>
    <style:style style:name="T16" style:family="text">
      <style:text-properties officeooo:rsid="000fc648"/>
    </style:style>
    <style:style style:name="T17" style:family="text">
      <style:text-properties officeooo:rsid="000feff0"/>
    </style:style>
    <style:style style:name="T18" style:family="text">
      <style:text-properties officeooo:rsid="0010191a"/>
    </style:style>
    <style:style style:name="T19" style:family="text">
      <style:text-properties officeooo:rsid="00166f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Witam, <text:span text:style-name="T12">n</text:span>azywam się Bartosz Krzeszewski.</text:p>
      <text:p text:style-name="P5"><text:span text:style-name="T14">Jestem tutaj aby </text:span>przedstawić <text:span text:style-name="T14">wam</text:span> swój pomysł na stworzenie gry strategicznej.</text:p>
      <text:p text:style-name="P5"/>
      <text:p text:style-name="P3"><text:span text:style-name="T3">Jestem programistą, w swojej </text:span><text:span text:style-name="T9">dotychczasowej </text:span><text:span text:style-name="T3">pracy zajmowałem się </text:span><text:span text:style-name="T15">głównie</text:span><text:span text:style-name="T4"> tworz</text:span><text:span text:style-name="T15">eniem</text:span><text:span text:style-name="T4"> oprogramowani</text:span><text:span text:style-name="T15">a</text:span><text:span text:style-name="T4"> dla banków.</text:span></text:p>
      <text:p text:style-name="P8"/>
      <text:p text:style-name="P4"><text:span text:style-name="T12">Zastanawiacie się zapewne</text:span> skąd pomysł <text:span text:style-name="T12">na grę strategiczną u </text:span><text:span text:style-name="T15">k</text:span><text:span text:style-name="T12">ogoś kto pisze oprogramowanie dla banków</text:span>?</text:p>
      <text:p text:style-name="P4"/>
      <text:p text:style-name="P1"><text:span text:style-name="T12">Otó</text:span><text:span text:style-name="T16">ż</text:span><text:span text:style-name="T12"> g</text:span><text:span text:style-name="T3">dy byłem młodym człowiekiem marzyłem o tym </text:span><text:span text:style-name="T5">aby tworzyć gry komputerowe. Uważałem, że umiał bym to zrobić lepiej. </text:span><text:span text:style-name="T17">Niestety</text:span><text:span text:style-name="T5"> nigdy nie miałem takiej możliwości. </text:span><text:span text:style-name="T12">Ta myśl jednak wracała do mnie przez lata.</text:span></text:p>
      <text:p text:style-name="P9"/>
      <text:p text:style-name="P2"><text:span text:style-name="T13">I tak</text:span><text:span text:style-name="T6"> w</text:span><text:span text:style-name="T5"> 2011 roku</text:span><text:span text:style-name="T6"> </text:span><text:span text:style-name="T10">pod wpływem pewnych zbiegów okoliczności </text:span><text:span text:style-name="T18">postanowiłem wziąć sprawy w swoje ręce i</text:span><text:span text:style-name="T6"> </text:span><text:span text:style-name="T5">zacząłem tworzyć wieloosobową, turową grę strategiczną działającą w przeglądarce internetowej.</text:span></text:p>
      <text:p text:style-name="P10"/>
      <text:p text:style-name="P2"><text:span text:style-name="T5">Na dzień dzisiejszy </text:span><text:span text:style-name="T6">po wielu miesiącach ciężkiej pracy</text:span><text:span text:style-name="T5"> gra działa i można w nią grać, </text:span><text:span text:style-name="T7">nie mogę jej </text:span><text:span text:style-name="T11">jednak </text:span><text:span text:style-name="T7">udostępnić dla szerokiego grona odbiorców z dwóch powodów:</text:span></text:p>
      <text:list xml:id="list1249291081" text:style-name="L1">
        <text:list-item>
          <text:p text:style-name="P11">Grafika, której użyłem w grze pochodzi z innej gry i nie mam do niej praw autorskich</text:p>
        </text:list-item>
        <text:list-item>
          <text:p text:style-name="P11">Gra jest darmowa a do jej działania wymagane jest wykupienie serwera</text:p>
        </text:list-item>
      </text:list>
      <text:p text:style-name="P6">Dlatego apeluję do was o to abyście sfinansowali stworzenie grafiki oraz opłacenie serwera na rok czasu.</text:p>
      <text:p text:style-name="P6"/>
      <text:p text:style-name="P1"><text:span text:style-name="T1">Te dwie rzeczy, które wymieniłem to jednak jest tylko część potrzeb. Nie podałem większej kwoty wsparcia ze względu na to, że </text:span><text:span text:style-name="T19">gdybyście NIE uzbierali</text:span><text:span text:style-name="T1"> całości to mój projekt nie dostał by nic. Dlatego obniżyłem kwotę wsparcia z 20 na 5 tysięcy złotych. </text:span><text:span text:style-name="T2">Więcej informacji </text:span><text:span text:style-name="T19">na ten temat </text:span><text:span text:style-name="T2">znajduje się w opisie projektu. W skrócie chodzi o to, że </text:span><text:span text:style-name="T19">zostało jeszcze kilka</text:span><text:span text:style-name="T2"> rzeczy, które można dodać aby gra była lepsza lub, których po prostu w niej w tym momencie brakuje. </text:span><text:span text:style-name="T19">Niestety</text:span><text:span text:style-name="T8"> moja sytuacja finansowa </text:span><text:span text:style-name="T19">NIE</text:span><text:span text:style-name="T8"> pozwala mi na poświęc</text:span><text:span text:style-name="T19">e</text:span><text:span text:style-name="T8">nie </text:span><text:span text:style-name="T19">więcej</text:span><text:span text:style-name="T8"> czasu na coś co nie przynosi mi dochodu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23:36:39</meta:creation-date>
    <dc:date>2013-03-12T12:26:50</dc:date>
    <meta:editing-duration>PT21M48S</meta:editing-duration>
    <meta:editing-cycles>20</meta:editing-cycles>
    <meta:generator>LibreOffice/3.6$Linux_X86_64 LibreOffice_project/360m1$Build-3</meta:generator>
    <meta:document-statistic meta:table-count="0" meta:image-count="0" meta:object-count="0" meta:page-count="1" meta:paragraph-count="11" meta:word-count="273" meta:character-count="1726" meta:non-whitespace-character-count="1465"/>
  </office:meta>
</office:document-meta>
</file>